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1.97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29.2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9.99mm" svg:height="89.99mm" svg:x="145.36mm" svg:y="1mm">
            <draw:object draw:notify-on-update-of-ranges="Planilha1.A2:Planilha1.A4 Planilha1.D1:Planilha1.D1 Planilha1.D2:Planilha1.D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25.42mm" svg:y="0mm">
            <draw:object draw:notify-on-update-of-ranges="Planilha1.A2:Planilha1.A4 Planilha1.C1:Planilha1.C1 Planilha1.C2:Planilha1.C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32.54mm" svg:y="103mm">
            <draw:object draw:notify-on-update-of-ranges="Planilha1.A1:Planilha1.A1 Planilha1.A2:Planilha1.A4 Planilha1.B1:Planilha1.B1 Planilha1.B2:Planilha1.B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FPS</text:p>
          </table:table-cell>
          <table:table-cell office:value-type="string" calcext:value-type="string">
            <text:p>Faces detectadas</text:p>
          </table:table-cell>
          <table:table-cell office:value-type="string" calcext:value-type="string">
            <text:p>Tempo decorrido</text:p>
          </table:table-cell>
        </table:table-row>
        <table:table-row table:style-name="ro1">
          <table:table-cell office:value-type="string" calcext:value-type="string">
            <text:p>Computador das simulações (Método CNN)</text:p>
          </table:table-cell>
          <table:table-cell office:value-type="float" office:value="41.16" calcext:value-type="float">
            <text:p>41,16</text:p>
          </table:table-cell>
          <table:table-cell office:value-type="float" office:value="15417" calcext:value-type="float">
            <text:p>15417</text:p>
          </table:table-cell>
          <table:table-cell office:value-type="float" office:value="440.05" calcext:value-type="float">
            <text:p>440,05</text:p>
          </table:table-cell>
        </table:table-row>
        <table:table-row table:style-name="ro1">
          <table:table-cell office:value-type="string" calcext:value-type="string">
            <text:p>Computador das simulações (Método HOG)</text:p>
          </table:table-cell>
          <table:table-cell office:value-type="float" office:value="41.34" calcext:value-type="float">
            <text:p>41,34</text:p>
          </table:table-cell>
          <table:table-cell office:value-type="float" office:value="15417" calcext:value-type="float">
            <text:p>15417</text:p>
          </table:table-cell>
          <table:table-cell office:value-type="float" office:value="438.18" calcext:value-type="float">
            <text:p>438,18</text:p>
          </table:table-cell>
        </table:table-row>
        <table:table-row table:style-name="ro1">
          <table:table-cell office:value-type="string" calcext:value-type="string">
            <text:p>Raspberry Pi (Método HOG)</text:p>
          </table:table-cell>
          <table:table-cell office:value-type="float" office:value="0.71" calcext:value-type="float">
            <text:p>0,71</text:p>
          </table:table-cell>
          <table:table-cell office:value-type="float" office:value="15481" calcext:value-type="float">
            <text:p>15481</text:p>
          </table:table-cell>
          <table:table-cell office:value-type="float" office:value="25443.16" calcext:value-type="float">
            <text:p>25443,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4T15:36:57.124432626</meta:creation-date>
    <dc:date>2020-07-04T16:11:19.856324277</dc:date>
    <meta:editing-duration>PT3M12S</meta:editing-duration>
    <meta:editing-cycles>1</meta:editing-cycles>
    <meta:document-statistic meta:table-count="1" meta:cell-count="15" meta:object-count="3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679cm" svg:y="4.201cm" style:legend-expansion="high" chart:style-name="ch2"/>
        <chart:plot-area chart:style-name="ch3" table:cell-range-address="Planilha1.A2:Planilha1.A4 Planilha1.D1:Planilha1.D4" chart:data-source-has-labels="both" svg:x="0.32cm" svg:y="0.18cm" svg:width="12.039cm" svg:height="8.64cm">
          <chartooo:coordinate-region svg:x="7.265cm" svg:y="0.18cm" svg:width="4.629cm" svg:height="7.993cm"/>
          <chart:axis chart:dimension="x" chart:name="primary-x" chart:style-name="ch4" chartooo:axis-type="auto">
            <chartooo:date-scale/>
            <chart:categories table:cell-range-address="Planilha1.A2:Planilha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D2:Planilha1.D4" chart:label-cell-address="Planilha1.D1:Planilha1.D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decorrido</text:p>
                <draw:g>
                  <svg:desc>Planilha1.D1:Planilh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putador das simulações (Método CNN)</text:p>
                <draw:g>
                  <svg:desc>Planilha1.A2:Planilha1.A4</svg:desc>
                </draw:g>
              </table:table-cell>
              <table:table-cell office:value-type="float" office:value="440.05">
                <text:p>440.05</text:p>
                <draw:g>
                  <svg:desc>Planilha1.D2:Planilha1.D4</svg:desc>
                </draw:g>
              </table:table-cell>
            </table:table-row>
            <table:table-row>
              <table:table-cell office:value-type="string">
                <text:p>Computador das simulações (Método HOG)</text:p>
              </table:table-cell>
              <table:table-cell office:value-type="float" office:value="438.18">
                <text:p>438.18</text:p>
              </table:table-cell>
            </table:table-row>
            <table:table-row>
              <table:table-cell office:value-type="string">
                <text:p>Raspberry Pi (Método HOG)</text:p>
              </table:table-cell>
              <table:table-cell office:value-type="float" office:value="25443.16">
                <text:p>25443.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ed1c24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493cm" svg:y="4.201cm" style:legend-expansion="high" chart:style-name="ch2"/>
        <chart:plot-area chart:style-name="ch3" table:cell-range-address="Planilha1.A2:Planilha1.A4 Planilha1.C1:Planilha1.C4" chart:data-source-has-labels="both" svg:x="0.32cm" svg:y="0.18cm" svg:width="11.853cm" svg:height="8.64cm">
          <chartooo:coordinate-region svg:x="7.265cm" svg:y="0.18cm" svg:width="4.443cm" svg:height="7.993cm"/>
          <chart:axis chart:dimension="x" chart:name="primary-x" chart:style-name="ch4" chartooo:axis-type="auto">
            <chartooo:date-scale/>
            <chart:categories table:cell-range-address="Planilha1.A2:Planilha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C2:Planilha1.C4" chart:label-cell-address="Planilha1.C1:Planilha1.C1" chart:class="chart:bar">
            <chart:data-point chart:style-name="ch8" chart:repeated="3"/>
            <loext:propertry-mapping loext:property="FillColor" loext:cell-range-address="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ces detectadas</text:p>
                <draw:g>
                  <svg:desc>Planilha1.C1:Planilha1.C1</svg:desc>
                </draw:g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omputador das simulações (Método CNN)</text:p>
                <draw:g>
                  <svg:desc>Planilha1.A2:Planilha1.A4</svg:desc>
                </draw:g>
              </table:table-cell>
              <table:table-cell office:value-type="float" office:value="15417">
                <text:p>15417</text:p>
                <draw:g>
                  <svg:desc>Planilha1.C2:Planilha1.C4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mputador das simulações (Método HOG)</text:p>
              </table:table-cell>
              <table:table-cell office:value-type="float" office:value="15417">
                <text:p>15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 (Método HOG)</text:p>
              </table:table-cell>
              <table:table-cell office:value-type="float" office:value="15481">
                <text:p>1548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a65d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57cm" svg:y="4.201cm" style:legend-expansion="high" chart:style-name="ch2"/>
        <chart:plot-area chart:style-name="ch3" table:cell-range-address="Planilha1.A1:Planilha1.B4" chart:data-source-has-labels="both" svg:x="0.32cm" svg:y="0.18cm" svg:width="13.917cm" svg:height="8.64cm">
          <chartooo:coordinate-region svg:x="7.265cm" svg:y="0.18cm" svg:width="6.785cm" svg:height="7.993cm"/>
          <chart:axis chart:dimension="x" chart:name="primary-x" chart:style-name="ch4" chartooo:axis-type="auto">
            <chartooo:date-scale/>
            <chart:categories table:cell-range-address="Planilha1.A2:Planilha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2:Planilha1.B4" chart:label-cell-address="Planilha1.B1:Planilha1.B1" chart:class="chart:bar">
            <chart:data-point chart:style-name="ch8"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PS</text:p>
                <draw:g>
                  <svg:desc>Planilha1.B1:Planilh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putador das simulações (Método CNN)</text:p>
                <draw:g>
                  <svg:desc>Planilha1.A2:Planilha1.A4</svg:desc>
                </draw:g>
              </table:table-cell>
              <table:table-cell office:value-type="float" office:value="41.16">
                <text:p>41.16</text:p>
                <draw:g>
                  <svg:desc>Planilha1.B2:Planilha1.B4</svg:desc>
                </draw:g>
              </table:table-cell>
            </table:table-row>
            <table:table-row>
              <table:table-cell office:value-type="string">
                <text:p>Computador das simulações (Método HOG)</text:p>
              </table:table-cell>
              <table:table-cell office:value-type="float" office:value="41.34">
                <text:p>41.34</text:p>
              </table:table-cell>
            </table:table-row>
            <table:table-row>
              <table:table-cell office:value-type="string">
                <text:p>Raspberry Pi (Método HOG)</text:p>
              </table:table-cell>
              <table:table-cell office:value-type="float" office:value="0.71">
                <text:p>0.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